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9f2f" officeooo:paragraph-rsid="000b9f2f"/>
    </style:style>
    <style:style style:name="P2" style:family="paragraph" style:parent-style-name="Standard">
      <style:text-properties officeooo:rsid="000b9f2f" officeooo:paragraph-rsid="000b9f2f"/>
    </style:style>
    <style:style style:name="P3" style:family="paragraph" style:parent-style-name="Standard">
      <style:text-properties officeooo:rsid="000c5af2" officeooo:paragraph-rsid="000c5af2"/>
    </style:style>
    <style:style style:name="T1" style:family="text">
      <style:text-properties officeooo:rsid="000cb656"/>
    </style:style>
    <style:style style:name="T2" style:family="text">
      <style:text-properties officeooo:rsid="000cd176"/>
    </style:style>
    <style:style style:name="T3" style:family="text">
      <style:text-properties officeooo:rsid="000de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virtualenv</text:p>
      <text:p text:style-name="P1"/>
      <text:p text:style-name="P1">- python3 -m venv venv</text:p>
      <text:p text:style-name="P1">- source venv/bib/activate</text:p>
      <text:p text:style-name="P1">- deactivate</text:p>
      <text:p text:style-name="P1"/>
      <text:p text:style-name="P3">Django</text:p>
      <text:p text:style-name="P3">- django-admin startproject chess_social .</text:p>
      <text:p text:style-name="P3">- <text:span text:style-name="T1">python manage.py startapp chess_social_app</text:span></text:p>
      <text:p text:style-name="P3">- <text:span text:style-name="T2">python manage.py migrate</text:span></text:p>
      <text:p text:style-name="P3">- <text:span text:style-name="T3">python manage.py createsuperuser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2-25T17:43:22.265570143</meta:creation-date>
    <dc:date>2021-12-25T18:00:06.742235094</dc:date>
    <meta:editing-duration>PT10M7S</meta:editing-duration>
    <meta:editing-cycles>5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9" meta:word-count="31" meta:character-count="229" meta:non-whitespace-character-count="207"/>
  </office:meta>
</office:document-meta>
</file>